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Normal_20_11">
      <style:table-cell-properties fo:background-color="#ffffff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Normal_20_11_20_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20_11_20_2" style:data-style-name="N138">
      <style:table-cell-properties style:glyph-orientation-vertical="0" fo:background-color="#cc99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2.673cm" svg:y="3.023cm">
            <draw:object draw:notify-on-update-of-ranges="Sheet1.A1:Sheet1.A1 Sheet1.A2:Sheet1.A12 Sheet1.E1:Sheet1.E1 Sheet1.E2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7"/>
        <table:table-column table:style-name="co1" table:number-columns-repeated="5" table:default-cell-style-name="Default"/>
        <table:table-row table:style-name="ro1">
          <table:table-cell table:style-name="ce1" office:value-type="string">
            <text:p>Fuel Type</text:p>
          </table:table-cell>
          <table:table-cell table:style-name="ce1" office:value-type="string">
            <text:p>kg CO<text:span text:style-name="T2">2</text:span><text:span text:style-name="T3"> per </text:span><text:span text:style-name="T3">unit</text:span></text:p>
          </table:table-cell>
          <table:table-cell table:style-name="ce1" office:value-type="string">
            <text:p>kg CO<text:span text:style-name="T2">2</text:span><text:span text:style-name="T3">e per </text:span><text:span text:style-name="T3">unit</text:span></text:p>
          </table:table-cell>
          <table:table-cell table:style-name="ce1" office:value-type="string">
            <text:p>kg CO<text:span text:style-name="T2">2</text:span><text:span text:style-name="T3">e per </text:span><text:span text:style-name="T3">unit</text:span></text:p>
          </table:table-cell>
          <table:table-cell table:style-name="ce1" office:value-type="string">
            <text:p>g CO2e/MJ</text:p>
          </table:table-cell>
          <table:table-cell/>
          <table:table-cell office:value-type="float" office:value="3.6">
            <text:p>3.6</text:p>
          </table:table-cell>
          <table:table-cell/>
          <table:table-cell office:value-type="float" office:value="0.253">
            <text:p>0.253</text:p>
          </table:table-cell>
        </table:table-row>
        <table:table-row table:style-name="ro2">
          <table:table-cell table:style-name="ce2" office:value-type="string">
            <text:p>Bioethanol</text:p>
          </table:table-cell>
          <table:table-cell table:style-name="ce6" office:value-type="string">
            <text:p>See Annex 9</text:p>
          </table:table-cell>
          <table:table-cell table:style-name="ce6" table:number-columns-repeated="2"/>
          <table:table-cell office:value-type="float" office:value="71.6666666666667">
            <text:p>71.6666666667</text:p>
          </table:table-cell>
          <table:table-cell/>
          <table:table-cell office:value-type="float" office:value="1000">
            <text:p>1000</text:p>
          </table:table-cell>
          <table:table-cell/>
          <table:table-cell table:formula="of:=[.I1]/[.G1]*[.G2]" office:value-type="float" office:value="70.2777777777778">
            <text:p>70.2777777778</text:p>
          </table:table-cell>
        </table:table-row>
        <table:table-row table:style-name="ro3">
          <table:table-cell office:value-type="string">
            <text:p>Burning Oil</text:p>
          </table:table-cell>
          <table:table-cell office:value-type="float" office:value="0.24562">
            <text:p>0.24562</text:p>
          </table:table-cell>
          <table:table-cell office:value-type="float" office:value="0.00052">
            <text:p>0.00052</text:p>
          </table:table-cell>
          <table:table-cell office:value-type="float" office:value="0.00067">
            <text:p>0.00067</text:p>
          </table:table-cell>
          <table:table-cell office:value-type="float" office:value="68.5583333333333">
            <text:p>68.5583333333</text:p>
          </table:table-cell>
          <table:table-cell table:number-columns-repeated="4"/>
        </table:table-row>
        <table:table-row table:style-name="ro3">
          <table:table-cell office:value-type="string">
            <text:p>CNG </text:p>
          </table:table-cell>
          <table:table-cell office:value-type="float" office:value="0.18322">
            <text:p>0.18322</text:p>
          </table:table-cell>
          <table:table-cell office:value-type="float" office:value="0.00027">
            <text:p>0.00027</text:p>
          </table:table-cell>
          <table:table-cell office:value-type="float" office:value="0.00011">
            <text:p>0.00011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3">
          <table:table-cell office:value-type="string">
            <text:p>Coal</text:p>
          </table:table-cell>
          <table:table-cell office:value-type="float" office:value="0.32637">
            <text:p>0.32637</text:p>
          </table:table-cell>
          <table:table-cell office:value-type="float" office:value="0.00019">
            <text:p>0.00019</text:p>
          </table:table-cell>
          <table:table-cell office:value-type="float" office:value="0.00596">
            <text:p>0.00596</text:p>
          </table:table-cell>
          <table:table-cell office:value-type="float" office:value="92.3694444444444">
            <text:p>92.3694444444</text:p>
          </table:table-cell>
          <table:table-cell table:number-columns-repeated="4"/>
        </table:table-row>
        <table:table-row table:style-name="ro3">
          <table:table-cell table:style-name="ce4" office:value-type="string">
            <text:p>Diesel</text:p>
          </table:table-cell>
          <table:table-cell office:value-type="float" office:value="0.24989">
            <text:p>0.24989</text:p>
          </table:table-cell>
          <table:table-cell office:value-type="float" office:value="0.00012">
            <text:p>0.00012</text:p>
          </table:table-cell>
          <table:table-cell office:value-type="float" office:value="0.00173">
            <text:p>0.00173</text:p>
          </table:table-cell>
          <table:table-cell office:value-type="float" office:value="69.9277777777778">
            <text:p>69.927777777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lectricity</text:p>
          </table:table-cell>
          <table:table-cell table:style-name="ce6" office:value-type="string">
            <text:p>See Annex 3</text:p>
          </table:table-cell>
          <table:table-cell table:style-name="ce6" table:number-columns-repeated="2"/>
          <table:table-cell office:value-type="float" office:value="151.388888888889">
            <text:p>151.3888888889</text:p>
          </table:table-cell>
          <table:table-cell table:number-columns-repeated="4"/>
        </table:table-row>
        <table:table-row table:style-name="ro3">
          <table:table-cell table:style-name="ce4" office:value-type="string">
            <text:p>Fuel Oil</text:p>
          </table:table-cell>
          <table:table-cell office:value-type="float" office:value="0.26613">
            <text:p>0.26613</text:p>
          </table:table-cell>
          <table:table-cell office:value-type="float" office:value="0.00023">
            <text:p>0.00023</text:p>
          </table:table-cell>
          <table:table-cell office:value-type="float" office:value="0.00108">
            <text:p>0.00108</text:p>
          </table:table-cell>
          <table:table-cell office:value-type="float" office:value="74.2888888888889">
            <text:p>74.2888888889</text:p>
          </table:table-cell>
          <table:table-cell table:number-columns-repeated="4"/>
        </table:table-row>
        <table:table-row table:style-name="ro3">
          <table:table-cell table:style-name="ce4" office:value-type="string">
            <text:p>Gas Oil</text:p>
          </table:table-cell>
          <table:table-cell office:value-type="float" office:value="0.25191">
            <text:p>0.25191</text:p>
          </table:table-cell>
          <table:table-cell office:value-type="float" office:value="0.00027">
            <text:p>0.00027</text:p>
          </table:table-cell>
          <table:table-cell office:value-type="float" office:value="0.02639">
            <text:p>0.02639</text:p>
          </table:table-cell>
          <table:table-cell office:value-type="float" office:value="77.3805555555555">
            <text:p>77.3805555556</text:p>
          </table:table-cell>
          <table:table-cell table:number-columns-repeated="4"/>
        </table:table-row>
        <table:table-row table:style-name="ro3">
          <table:table-cell office:value-type="string">
            <text:p>Kerosene</text:p>
          </table:table-cell>
          <table:table-cell office:value-type="float" office:value="0.23735">
            <text:p>0.23735</text:p>
          </table:table-cell>
          <table:table-cell office:value-type="float" office:value="0.00244">
            <text:p>0.00244</text:p>
          </table:table-cell>
          <table:table-cell office:value-type="float" office:value="0.00235">
            <text:p>0.00235</text:p>
          </table:table-cell>
          <table:table-cell office:value-type="float" office:value="67.2611111111111">
            <text:p>67.2611111111</text:p>
          </table:table-cell>
          <table:table-cell table:number-columns-repeated="4"/>
        </table:table-row>
        <table:table-row table:style-name="ro3">
          <table:table-cell table:style-name="ce4" office:value-type="string">
            <text:p>LNG</text:p>
          </table:table-cell>
          <table:table-cell office:value-type="float" office:value="0.18322">
            <text:p>0.18322</text:p>
          </table:table-cell>
          <table:table-cell office:value-type="float" office:value="0.00027">
            <text:p>0.00027</text:p>
          </table:table-cell>
          <table:table-cell office:value-type="float" office:value="0.00011">
            <text:p>0.00011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3">
          <table:table-cell table:style-name="ce4" office:value-type="string">
            <text:p>Petrol</text:p>
          </table:table-cell>
          <table:table-cell office:value-type="float" office:value="0.21419">
            <text:p>0.21419</text:p>
          </table:table-cell>
          <table:table-cell office:value-type="float" office:value="0.00015">
            <text:p>0.00015</text:p>
          </table:table-cell>
          <table:table-cell office:value-type="float" office:value="0.00033">
            <text:p>0.00033</text:p>
          </table:table-cell>
          <table:table-cell office:value-type="float" office:value="70.3">
            <text:p>70.3</text:p>
          </table:table-cell>
          <table:table-cell table:number-columns-repeated="4"/>
        </table:table-row>
        <table:table-row table:style-name="ro4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5" office:value-type="string">
            <text:p>Diesel (retail station biofuel blend)<text:span text:style-name="T1">11</text:span></text:p>
          </table:table-cell>
          <table:table-cell office:value-type="float" office:value="0.2416">
            <text:p>0.24160</text:p>
          </table:table-cell>
          <table:table-cell office:value-type="float" office:value="0.0001">
            <text:p>0.00010</text:p>
          </table:table-cell>
          <table:table-cell office:value-type="float" office:value="0.0017">
            <text:p>0.00170</text:p>
          </table:table-cell>
          <table:table-cell office:value-type="float" office:value="67.6111111111111">
            <text:p>67.6111111111</text:p>
          </table:table-cell>
          <table:table-cell table:number-columns-repeated="4"/>
        </table:table-row>
        <table:table-row table:style-name="ro3">
          <table:table-cell office:value-type="string">
            <text:p>Coal (electricity generation)<text:span text:style-name="T1">4</text:span></text:p>
          </table:table-cell>
          <table:table-cell office:value-type="float" office:value="0.32232">
            <text:p>0.32232</text:p>
          </table:table-cell>
          <table:table-cell office:value-type="float" office:value="0.00006">
            <text:p>0.00006</text:p>
          </table:table-cell>
          <table:table-cell office:value-type="float" office:value="0.0028">
            <text:p>0.00280</text:p>
          </table:table-cell>
          <table:table-cell office:value-type="float" office:value="90.3277777777778">
            <text:p>90.3277777778</text:p>
          </table:table-cell>
          <table:table-cell table:number-columns-repeated="4"/>
        </table:table-row>
        <table:table-row table:style-name="ro3">
          <table:table-cell office:value-type="string">
            <text:p>Coal (domestic)<text:span text:style-name="T1">5</text:span></text:p>
          </table:table-cell>
          <table:table-cell office:value-type="float" office:value="0.29582">
            <text:p>0.29582</text:p>
          </table:table-cell>
          <table:table-cell office:value-type="float" office:value="0.03892">
            <text:p>0.03892</text:p>
          </table:table-cell>
          <table:table-cell office:value-type="float" office:value="0.00446">
            <text:p>0.00446</text:p>
          </table:table-cell>
          <table:table-cell office:value-type="float" office:value="94.2222222222222">
            <text:p>94.2222222222</text:p>
          </table:table-cell>
          <table:table-cell table:number-columns-repeated="4"/>
        </table:table-row>
        <table:table-row table:style-name="ro3">
          <table:table-cell office:value-type="string">
            <text:p>Coking Coal</text:p>
          </table:table-cell>
          <table:table-cell office:value-type="float" office:value="0.32636">
            <text:p>0.32636</text:p>
          </table:table-cell>
          <table:table-cell office:value-type="float" office:value="0.00335">
            <text:p>0.00335</text:p>
          </table:table-cell>
          <table:table-cell office:value-type="float" office:value="0.00781">
            <text:p>0.00781</text:p>
          </table:table-cell>
          <table:table-cell office:value-type="float" office:value="93.7555555555555">
            <text:p>93.7555555556</text:p>
          </table:table-cell>
          <table:table-cell table:number-columns-repeated="4"/>
        </table:table-row>
        <table:table-row table:style-name="ro3">
          <table:table-cell office:value-type="string">
            <text:p>Aviation Turbine Fuel<text:span text:style-name="T1"> 1</text:span></text:p>
          </table:table-cell>
          <table:table-cell office:value-type="float" office:value="0.24542">
            <text:p>0.24542</text:p>
          </table:table-cell>
          <table:table-cell office:value-type="float" office:value="0.00012">
            <text:p>0.00012</text:p>
          </table:table-cell>
          <table:table-cell office:value-type="float" office:value="0.00242">
            <text:p>0.00242</text:p>
          </table:table-cell>
          <table:table-cell office:value-type="float" office:value="68.875">
            <text:p>68.875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2:Sheet1.E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21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21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1P0"/>
      <style:map style:condition="value()&lt;0" style:apply-style-name="N121P1"/>
    </number:currency-style>
    <number:number-style style:name="N122P0" style:volatile="true">
      <number:number number:decimal-places="0" number:min-integer-digits="1" number:grouping="true"/>
    </number:number-style>
    <number:number-style style:name="N122P1" style:volatile="true">
      <number:text>-</number:text>
      <number:number number:decimal-places="0" number:min-integer-digits="1" number:grouping="true"/>
    </number:number-style>
    <number:number-style style:name="N122">
      <number:text>-</number:text>
      <style:map style:condition="value()&gt;0.5" style:apply-style-name="N122P0"/>
      <style:map style:condition="value()&lt;-0.5" style:apply-style-name="N122P1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F </number:text>
    </number:number-style>
    <number:number-style style:name="N125P1" style:volatile="true">
      <number:text>-</number:text>
      <number:number number:decimal-places="0" number:min-integer-digits="1" number:grouping="true"/>
      <number:text> F </number:text>
    </number:number-style>
    <number:number-style style:name="N125P2" style:volatile="true">
      <number:text> -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F </number:text>
    </number:number-style>
    <number:number-style style:name="N126P1" style:volatile="true">
      <number:text>-</number:text>
      <number:number number:decimal-places="2" number:min-integer-digits="1" number:grouping="true"/>
      <number:text> F </number:text>
    </number:number-style>
    <number:number-style style:name="N126P2" style:volatile="true">
      <number:text> -</number:text>
      <number:number number:decimal-places="0" number:min-integer-digits="0"/>
      <number:text> F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" number:min-integer-digits="0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0"/>
    </number:number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öS </number:text>
      <number:number number:decimal-places="0" number:min-integer-digits="1" number:grouping="true"/>
      <number:text> </number:text>
    </number:number-style>
    <number:number-style style:name="N132P1" style:volatile="true">
      <number:text>-öS </number:text>
      <number:number number:decimal-places="0" number:min-integer-digits="1" number:grouping="true"/>
      <number:text> </number:text>
    </number:number-style>
    <number:number-style style:name="N132P2" style:volatile="true">
      <number:text> öS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öS </number:text>
      <number:number number:decimal-places="2" number:min-integer-digits="1" number:grouping="true"/>
      <number:text> </number:text>
    </number:number-style>
    <number:number-style style:name="N133P1" style:volatile="true">
      <number:text>-öS </number:text>
      <number:number number:decimal-places="2" number:min-integer-digits="1" number:grouping="true"/>
      <number:text> </number:text>
    </number:number-style>
    <number:number-style style:name="N133P2" style:volatile="true">
      <number:text> öS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 number:style="long"/>
      <number:text>-</number:text>
      <number:month number:textual="true"/>
      <number:text>-</number:text>
      <number:year/>
    </number:date-style>
    <number:number-style style:name="N135">
      <number:number number:decimal-places="1" number:min-integer-digits="1"/>
    </number:number-style>
    <number:date-style style:name="N136">
      <number:month number:textual="true"/>
      <number:text>-</number:text>
      <number:year/>
    </number:date-style>
    <number:number-style style:name="N137">
      <number:number number:decimal-places="4" number:min-integer-digits="1"/>
    </number:number-style>
    <number:number-style style:name="N138">
      <number:number number:decimal-places="5" number:min-integer-digits="1"/>
    </number:number-style>
    <number:percentage-style style:name="N139">
      <number:number number:decimal-places="1" number:min-integer-digits="1"/>
      <number:text>%</number:text>
    </number:percentage-style>
    <number:number-style style:name="N140">
      <number:number number:decimal-places="1" number:min-integer-digits="1" number:grouping="true"/>
    </number:number-style>
    <number:number-style style:name="N141">
      <number:number number:decimal-places="3" number:min-integer-digits="1" number:grouping="true"/>
    </number:number-style>
    <number:number-style style:name="N142">
      <number:number number:decimal-places="5" number:min-integer-digits="1" number:grouping="true"/>
    </number:number-style>
    <number:number-style style:name="N143">
      <number:number number:decimal-places="4" number:min-integer-digits="1" number:grouping="true"/>
    </number:number-style>
    <number:number-style style:name="N144">
      <number:number number:decimal-places="9" number:min-integer-digits="1" number:grouping="true"/>
    </number:number-style>
    <number:number-style style:name="N145">
      <number:number number:decimal-places="7" number:min-integer-digits="1" number:grouping="true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8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8-03T18:04:41</meta:creation-date>
    <dc:date>2013-08-04T10:22:06</dc:date>
    <dc:creator>robin </dc:creator>
    <meta:editing-duration>PT15H41M24S</meta:editing-duration>
    <meta:editing-cycles>1</meta:editing-cycles>
    <meta:document-statistic meta:table-count="3" meta:cell-count="85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A12 Sheet1.E1:Sheet1.E12" chart:data-source-has-labels="both" svg:x="1.331cm" svg:y="0.855cm" svg:width="14.029cm" svg:height="7.545cm">
          <chartooo:coordinate-region svg:x="2.138cm" svg:y="1.054cm" svg:width="13.222cm" svg:height="5.403cm"/>
          <chart:axis chart:dimension="x" chart:name="primary-x" chart:style-name="ch3" chartooo:axis-type="auto">
            <chartooo:date-scale/>
            <chart:categories table:cell-range-address="Sheet1.A2:Sheet1.A12"/>
          </chart:axis>
          <chart:axis chart:dimension="y" chart:name="primary-y" chart:style-name="ch4">
            <chart:title svg:x="0.451cm" svg:y="5.359cm" chart:style-name="ch5">
              <text:p>gCO2/MJ</text:p>
            </chart:title>
            <chart:grid chart:style-name="ch6" chart:class="major"/>
          </chart:axis>
          <chart:series chart:style-name="ch7" chart:values-cell-range-address="Sheet1.E2:Sheet1.E12" chart:label-cell-address="Sheet1.E1:Sheet1.E1" chart:class="chart:bar">
            <chart:data-point chart:repeated="4"/>
            <chart:data-point chart:style-name="ch8"/>
            <chart:data-point chart:repeated="5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 CO2e/MJ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oethanol</text:p>
                <draw:g>
                  <svg:desc>Sheet1.A2:Sheet1.A12</svg:desc>
                </draw:g>
              </table:table-cell>
              <table:table-cell office:value-type="float" office:value="71.6666666666667">
                <text:p>71.6666666666667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Burning Oil</text:p>
              </table:table-cell>
              <table:table-cell office:value-type="float" office:value="68.5583333333333">
                <text:p>68.5583333333333</text:p>
              </table:table-cell>
            </table:table-row>
            <table:table-row>
              <table:table-cell office:value-type="string">
                <text:p>CNG 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92.3694444444444">
                <text:p>92.3694444444444</text:p>
              </table:table-cell>
            </table:table-row>
            <table:table-row>
              <table:table-cell office:value-type="string">
                <text:p>Diesel</text:p>
              </table:table-cell>
              <table:table-cell office:value-type="float" office:value="69.9277777777778">
                <text:p>69.9277777777778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151.388888888889">
                <text:p>151.388888888889</text:p>
              </table:table-cell>
            </table:table-row>
            <table:table-row>
              <table:table-cell office:value-type="string">
                <text:p>Fuel Oil</text:p>
              </table:table-cell>
              <table:table-cell office:value-type="float" office:value="74.2888888888889">
                <text:p>74.2888888888889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77.3805555555555">
                <text:p>77.3805555555555</text:p>
              </table:table-cell>
            </table:table-row>
            <table:table-row>
              <table:table-cell office:value-type="string">
                <text:p>Kerosene</text:p>
              </table:table-cell>
              <table:table-cell office:value-type="float" office:value="67.2611111111111">
                <text:p>67.2611111111111</text:p>
              </table:table-cell>
            </table:table-row>
            <table:table-row>
              <table:table-cell office:value-type="string">
                <text:p>LNG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70.3">
                <text:p>7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